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paragraph-properties fo:margin-left="-0.751cm" fo:margin-right="0cm" fo:text-indent="0cm" style:auto-text-indent="false"/>
      <style:text-properties fo:color="#ff0000" officeooo:paragraph-rsid="002eb138"/>
    </style:style>
    <style:style style:name="P2"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2dd4ef"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751cm" fo:margin-right="0cm" fo:text-indent="0cm" style:auto-text-indent="false"/>
      <style:text-properties fo:color="#ff0000" officeooo:paragraph-rsid="002eb138"/>
    </style:style>
    <style:style style:name="P4" style:family="paragraph" style:parent-style-name="List_20_Paragraph">
      <style:paragraph-properties fo:margin-left="0.609cm" fo:margin-right="0cm" fo:text-indent="0cm" style:auto-text-indent="false"/>
      <style:text-properties fo:color="#ff0000" officeooo:paragraph-rsid="002eb138"/>
    </style:style>
    <style:style style:name="P5"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style:font-name="sans-serif" fo:font-size="13.5pt" fo:language="fr" fo:country="FR" fo:font-style="normal" style:text-underline-style="none" fo:font-weight="normal" officeooo:rsid="00fcc04b" officeooo:paragraph-rsid="002dd4ef" style:font-name-asian="MetaNormalLF-Roman" style:font-size-asian="10.5pt" style:font-style-asian="normal" style:font-weight-asian="normal" style:font-name-complex="Arial" style:font-size-complex="12pt" style:font-style-complex="normal" style:font-weight-complex="normal"/>
    </style:style>
    <style:style style:name="P6"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106fde4" officeooo:paragraph-rsid="002eb138" style:font-name-asian="MetaNormalLF-Roman" style:font-size-asian="10.5pt" style:font-style-asian="normal" style:font-weight-asian="normal" style:font-name-complex="Arial" style:font-size-complex="12pt" style:font-style-complex="normal" style:font-weight-complex="normal"/>
    </style:style>
    <style:style style:name="P7" style:family="paragraph" style:parent-style-name="List_20_Paragraph" style:list-style-name="WWNum12">
      <style:text-properties fo:color="#ff0000" officeooo:paragraph-rsid="002eb138"/>
    </style:style>
    <style:style style:name="P8" style:family="paragraph" style:parent-style-name="Text_20_body">
      <style:text-properties fo:color="#000000" fo:font-size="12pt" fo:language="fr" fo:country="FR" fo:font-style="normal" style:text-underline-style="none" fo:font-weight="normal" officeooo:rsid="00e81d7b" style:font-name-asian="MetaNormalLF-Roman" style:font-size-asian="10.5pt" style:font-style-asian="normal" style:font-weight-asian="normal" style:font-name-complex="Arial" style:font-size-complex="12pt" style:font-style-complex="normal"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text-properties fo:color="#c9211e" fo:font-size="12pt" fo:language="fr" fo:country="FR" fo:font-style="italic" style:text-underline-style="solid" style:text-underline-width="auto" style:text-underline-color="font-color" fo:font-weight="bold" officeooo:rsid="00e81d7b" style:font-name-asian="MetaNormalLF-Roman" style:font-size-asian="10.5pt" style:font-style-asian="italic" style:font-weight-asian="bold" style:font-name-complex="Arial" style:font-size-complex="12pt" style:font-style-complex="italic" style:font-weight-complex="bold"/>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T1" style:family="text">
      <style:text-properties officeooo:rsid="002c7241"/>
    </style:style>
    <style:style style:name="T2" style:family="text">
      <style:text-properties style:font-name="sans-serif" fo:font-style="italic" style:text-underline-style="solid" style:text-underline-width="auto" style:text-underline-color="font-color" style:font-name-asian="MetaNormalLF-Roman" style:font-style-asian="italic" style:font-name-complex="Arial" style:font-style-complex="italic"/>
    </style:style>
    <style:style style:name="T3" style:family="text">
      <style:text-properties style:font-name="sans-serif" style:font-name-asian="MetaNormalLF-Roman" style:font-name-complex="Arial"/>
    </style:style>
    <style:style style:name="T4" style:family="text">
      <style:text-properties style:text-underline-style="solid" style:text-underline-width="auto" style:text-underline-color="font-color"/>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00a9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eçon 10 : L'organisation fonctionnelle des plantes à fleurs</text:p>
      <text:p text:style-name="Text_20_body"><text:span text:style-name="T9">Constat: </text:span>Les plantes à fleurs (angiospermes) représentent 80% de la biodiversité continentale, et ont colonisé la quasi-totalité des environnements sauf les plus froids. Elles ont un appareil caulinaire (feuilles, tiges, bourgeons) et un appareil racinaire (racines).</text:p>
      <text:p text:style-name="Text_20_body"><text:span text:style-name="T9">Problème:</text:span> <text:span text:style-name="T10">Comprendre les fonctions assurées par les feuilles.</text:span></text:p>
      <text:p text:style-name="Text_20_body">Les fonctions des feuilles:</text:p>
      <text:list xml:id="list4268546648" text:style-name="L1">
        <text:list-item>
          <text:p text:style-name="P16">La phyllotaxie: position des feuilles pour optimiser la captation de la lumière</text:p>
        </text:list-item>
        <text:list-item>
          <text:p text:style-name="P16">La transpiration: perte d'eau pour maintenir la température corporelle</text:p>
        </text:list-item>
        <text:list-item>
          <text:p text:style-name="P16">La photosynthèse: production d'énergie à partir de la lumière</text:p>
        </text:list-item>
        <text:list-item>
          <text:p text:style-name="P16">L'échange gazeux: absorption de CO2 et émission d'O2</text:p>
        </text:list-item>
        <text:list-item>
          <text:p text:style-name="P9">La défense: production de composés toxiques pour repousser les prédateurs.</text:p>
        </text:list-item>
      </text:list>
      <text:p text:style-name="Text_20_body">Les feuilles sont donc un organe essentiel pour assurer les fonctions de nutrition, reproduction et relation des plantes à fleurs.</text:p>
      <text:p text:style-name="P8"/>
      <text:p text:style-name="P8"><text:span text:style-name="T9">PB :</text:span> Comprendre les différentes fonctions assurées par les racines</text:p>
      <text:list xml:id="list2562723776" text:style-name="L2">
        <text:list-item>
          <text:p text:style-name="P17">Les racines assurent une fonction de relation en permettant d'ancrer la plante dans le sol et de résister aux assauts du vent.</text:p>
        </text:list-item>
        <text:list-item>
          <text:p text:style-name="P17">Les racines assurent également une fonction de nutrition en absorbant l'eau et les sels minéraux essentiels au développement de la plante. La zone pilifère <text:span text:style-name="T1">( prolongement cytoplasmique des cellule de l’épiderme racinaire) </text:span><text:s/>située au-dessus de l'extrémité des racines est responsable de cette absorption.</text:p>
        </text:list-item>
        <text:list-item>
          <text:p text:style-name="P17">Il existe deux types de systèmes racinaires principaux chez les Angiospermes : le système racinaire fasciculé (caractéristique de plantes vivant dans des milieux humides ou secs) et le système racinaire pivotant (caractéristique de plantes qui doivent résister au vent ou aller chercher l'eau à grande profondeur).</text:p>
        </text:list-item>
        <text:list-item>
          <text:p text:style-name="P17">L'architecture racinaire varie selon le milieu, par exemple, dans un milieu pauvre en minéraux, les racines ont tendance à se ramifier davantage pour augmenter la surface d'échange.</text:p>
        </text:list-item>
        <text:list-item>
          <text:p text:style-name="P10">85 à 90% des Angiospermes entrent en symbiose avec des champignons<text:span text:style-name="T1">(sucre contre nutriment)</text:span> au niveau de leurs racines, ce qu'on appelle les mycorhizes :</text:p>
        </text:list-item>
        <text:list-item>
          <text:p text:style-name="P10">Les ectomycorhizes quand les filaments mycéliens s’insèrent entre les cellules racinaire. • Les endomycorhizes quand les filaments mycéliens pénètrent la paroi des cellules sans pour autant passer la membrane plasmique. </text:p>
        </text:list-item>
        <text:list-item>
          <text:p text:style-name="P10"/>
        </text:list-item>
      </text:list>
      <text:p text:style-name="Text_20_body">Résumé : Les racines des plantes à fleurs assurent des fonctions de relation et de nutrition, et varient selon le milieu et l'espèce. Les systèmes racinaires fasciculés et pivotants sont les principaux types observés chez les Angiospermes. Les racines peuvent également entrer en symbiose avec des champignons pour améliorer leur fonctionnement.</text:p>
      <text:p text:style-name="P8"/>
      <text:p text:style-name="P8"/>
      <text:p text:style-name="P8"><text:soft-page-break/></text:p>
      <text:p text:style-name="P2"><text:span text:style-name="T2">Problème :</text:span><text:span text:style-name="T3"> OVCA comprendre quelles sont les diverses fonctions assurées par les tiges.</text:span></text:p>
      <text:p text:style-name="P5"/>
      <text:p text:style-name="P5"/>
      <text:p text:style-name="P8">Les tiges assurent des fonctions de nutrition grâce à leur surface importante et leur capacité à réaliser la photosynthèse. Certaines espèces ne possèdent pas de feuilles et c'est les tiges qui assurent cette fonction à 100%.</text:p>
      <text:list xml:id="list3163730688" text:style-name="L3">
        <text:list-item>
          <text:p text:style-name="P18">Les tiges ont une croissance plus importante lorsque les conditions lumineuses ne sont pas optimales pour augmenter les chances de trouver des conditions plus favorables.</text:p>
        </text:list-item>
        <text:list-item>
          <text:p text:style-name="P18">Certaines tiges portent des poils, des épines pour repousser les phytophages et assurent donc des fonctions de relation.</text:p>
        </text:list-item>
        <text:list-item>
          <text:p text:style-name="P18">Les tiges assurent le transport de molécules minérales et organiques grâce à des tissus conducteurs composés de vaisseaux : le xylème pour le transport de la sève brute (eau, sels minéraux) et le phloème pour le transport de la sève élaborée (eau, sucres, acides aminés) dans un mouvement descendant.</text:p>
        </text:list-item>
        <text:list-item>
          <text:p text:style-name="P11">Les tiges sont donc indispensables pour assurer les fonctions de nutrition, de relation et de transport dans les plantes à fleurs.</text:p>
        </text:list-item>
      </text:list>
      <text:p text:style-name="P8"/>
      <text:p text:style-name="P8">Constat:</text:p>
      <text:list xml:id="list179727435" text:style-name="L4">
        <text:list-item>
          <text:p text:style-name="P19">Le fonctionnement des méristèmes caulinaires conduit à la mise en place d’une répétition et d’un empilement d’unités fonctionnelles ou modules appelés phytomères.</text:p>
        </text:list-item>
        <text:list-item>
          <text:p text:style-name="P12">Chaque phytomère est constitué d’un entre-nœuds (segment de tige situé entre 2 nœuds successifs dépourvus de feuille et de bourgeons), d’un nœud au niveau duquel se mettent en place une ou plusieurs feuilles avec un bourgeon axillaire à l’aisselle de chaque feuille.</text:p>
        </text:list-item>
      </text:list>
      <text:p text:style-name="Text_20_body">PB: Comprendre les facteurs qui contrôlent le développement des végétaux à fleurs.</text:p>
      <text:list xml:id="list1013986078" text:style-name="L5">
        <text:list-item>
          <text:p text:style-name="P20">Les végétaux ont des mécanismes pour modifier leur développement pour résister au vent et au déracinement (phototropisme positif, négatif, géotropisme).</text:p>
        </text:list-item>
        <text:list-item>
          <text:p text:style-name="P20">Les plantes réagissent différemment en fonction du milieu isotrope (toutes les directions) ou anisotrope (dans une direction).</text:p>
        </text:list-item>
        <text:list-item>
          <text:p text:style-name="P20">Les études de Darwin ont montré que le phototropisme des coleoptiles est régi par l’apex et la lumière.</text:p>
        </text:list-item>
        <text:list-item>
          <text:p text:style-name="P13">Les hormones jouent un rôle important dans le contrôle du développement : l'auxine (hormone de croissance) est produite principalement par les apex et a une influence différente selon l'organe (stimulation de la croissance sur la tige, inhibition sur la racine) tandis que la cytokinine (hormone de formation des organes) est produite principalement dans les racines et est complémentaire et contraire à l'auxine.</text:p>
        </text:list-item>
      </text:list>
      <text:p text:style-name="Text_20_body">Points clés:</text:p>
      <text:list xml:id="list1557161621" text:style-name="L6">
        <text:list-item>
          <text:p text:style-name="P21">Le système de phytomères permet une répétition et un empilement d'unités fonctionnelles.</text:p>
        </text:list-item>
        <text:list-item>
          <text:p text:style-name="P21">Les facteurs du milieu (vent, froid, lumière, gravité) influencent le développement des végétaux.</text:p>
        </text:list-item>
        <text:list-item>
          <text:p text:style-name="P21">Les hormones (auxine et cytokinine) jouent un rôle important dans le contrôle du développement.</text:p>
        </text:list-item>
        <text:list-item>
          <text:p text:style-name="P14"><text:soft-page-break/>Les études de Darwin ont montré que le phototropisme est régi par l’apex et la lumière.</text:p>
        </text:list-item>
      </text:list>
      <text:p text:style-name="P8"/>
      <text:p text:style-name="P3">BILAN : Les organes des végétaux à fleurs, bien que peu nombreux, assurent les diverses fonctions nécessaires à tout être vivant. Les fonctions de nutrition sont basées sur la mise en place de vastes surfaces d’échanges :</text:p>
      <text:list xml:id="list4280878959" text:style-name="WWNum12">
        <text:list-item>
          <text:p text:style-name="P7">aériennes d’une part qui optimisent l’exposition à la lumière et le transfert des gaz</text:p>
        </text:list-item>
        <text:list-item>
          <text:p text:style-name="P7">souterraines d’autre part qui assurent un approvisionnement en eau et en ions minéraux facilité le plus souvent par la mise en place de mycorhizes. </text:p>
        </text:list-item>
      </text:list>
      <text:p text:style-name="P4"/>
      <text:p text:style-name="P1">Des tissus conducteurs canalisent les circulations dans la plante entre les lieux d’approvisionnement en matière minérale, les lieux de synthèse organique (détails leçon suivante) et les lieux de stockage. Des fonctions de relations avec le biotope et la biocénose sont aussi le fait de ces organes ainsi que des fonctions de reproduction dont nous verrons les détails un peu plus loin.</text:p>
      <text:p text:style-name="P3">Les plantes à fleurs vivant dans des milieux variables, elles présentent de nombreuses adaptations à la vie fixée qui se voient à l’échelle des organes.</text:p>
      <text:p text:style-name="P6">Enfin, le développement d’une plante à fleur suit un programme stéréotypé mis en place par les divers méristèmes et contrôlé par des phytohormones sous influence des conditions du milie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0.609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8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4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6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5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2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49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9T10:18:31.433000000</dc:date>
    <meta:editing-duration>PT23H48M38S</meta:editing-duration>
    <meta:editing-cycles>20</meta:editing-cycles>
    <meta:generator>LibreOffice/6.3.5.2$Windows_X86_64 LibreOffice_project/dd0751754f11728f69b42ee2af66670068624673</meta:generator>
    <meta:document-statistic meta:table-count="0" meta:image-count="0" meta:object-count="0" meta:page-count="3" meta:paragraph-count="44" meta:word-count="1009" meta:character-count="6517" meta:non-whitespace-character-count="5576"/>
  </office:meta>
</office:document-meta>
</file>